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With higher dice propability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SUM([.A$1:.A$1048576])/COUNT([.A$1:.A$1048576])" office:value-type="float" office:value="158.865284974093" calcext:value-type="float">
            <text:p>158.865284974093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Without higher dice propability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SUM([.F$1:.F$1048576])/COUNT([.F$1:.F$1048576])" office:value-type="float" office:value="179.979274611399" calcext:value-type="float">
            <text:p>179.979274611399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10:38:40.000775351</meta:creation-date>
    <dc:date>2020-05-18T18:11:46.937704925</dc:date>
    <meta:editing-duration>PT7H22M56S</meta:editing-duration>
    <meta:editing-cycles>1</meta:editing-cycles>
    <meta:document-statistic meta:table-count="1" meta:cell-count="390" meta:object-count="0"/>
    <meta:generator>LibreOffice/6.3.5.2$Linux_X86_64 LibreOffice_project/30$Build-2</meta:generator>
  </office:meta>
</office:document-meta>
</file>